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paper_20_title">
      <style:paragraph-properties fo:margin-top="0cm" fo:margin-bottom="0.494cm" style:contextual-spacing="false"/>
    </style:style>
    <style:style style:name="P2" style:family="paragraph" style:parent-style-name="Author">
      <style:paragraph-properties fo:margin-top="0.494cm" fo:margin-bottom="0.494cm" style:contextual-spacing="false"/>
    </style:style>
    <style:style style:name="P3" style:family="paragraph" style:parent-style-name="Author">
      <style:paragraph-properties fo:margin-top="0.494cm" fo:margin-bottom="0cm" style:contextual-spacing="false" fo:line-height="50%"/>
      <style:text-properties fo:font-size="8pt" style:font-size-asian="8pt" style:font-size-complex="8pt"/>
    </style:style>
    <style:style style:name="P4" style:family="paragraph" style:parent-style-name="Author">
      <style:paragraph-properties fo:margin-top="0.494cm" fo:margin-bottom="0.071cm" style:contextual-spacing="false"/>
    </style:style>
    <style:style style:name="P5" style:family="paragraph" style:parent-style-name="Standard">
      <style:paragraph-properties fo:margin-top="0cm" fo:margin-bottom="0cm" style:contextual-spacing="false" fo:break-before="column"/>
    </style:style>
    <style:style style:name="P6" style:family="paragraph" style:parent-style-name="Author">
      <style:paragraph-properties fo:margin-top="0.494cm" fo:margin-bottom="0cm" style:contextual-spacing="false"/>
    </style:style>
    <style:style style:name="P7" style:family="paragraph" style:parent-style-name="Abstract">
      <style:paragraph-properties fo:text-indent="0cm" style:auto-text-indent="false"/>
      <style:text-properties fo:font-style="italic" style:font-style-asian="italic" style:font-style-complex="italic"/>
    </style:style>
    <style:style style:name="P8" style:family="paragraph" style:parent-style-name="Heading_20_1">
      <style:paragraph-properties fo:text-indent="0cm" style:auto-text-indent="false"/>
      <style:text-properties officeooo:paragraph-rsid="00186441"/>
    </style:style>
    <style:style style:name="P9" style:family="paragraph" style:parent-style-name="Text_20_body">
      <style:text-properties officeooo:paragraph-rsid="00187493"/>
    </style:style>
    <style:style style:name="P10" style:family="paragraph" style:parent-style-name="Text_20_body" style:list-style-name="Numbering_20_123">
      <style:text-properties officeooo:rsid="00187493" officeooo:paragraph-rsid="00187493"/>
    </style:style>
    <style:style style:name="P11" style:family="paragraph" style:parent-style-name="Text_20_body" style:list-style-name="Numbering_20_123"/>
    <style:style style:name="P12" style:family="paragraph" style:parent-style-name="Text_20_body" style:list-style-name="Numbering_20_123">
      <style:text-properties officeooo:paragraph-rsid="00186441"/>
    </style:style>
    <style:style style:name="P13" style:family="paragraph" style:parent-style-name="Text_20_body" style:list-style-name="Numbering_20_123">
      <style:text-properties officeooo:rsid="00195b92" officeooo:paragraph-rsid="00195b92"/>
    </style:style>
    <style:style style:name="P14" style:family="paragraph" style:parent-style-name="Text_20_body" style:list-style-name="Numbering_20_123">
      <style:text-properties officeooo:rsid="00186441" officeooo:paragraph-rsid="00186441"/>
    </style:style>
    <style:style style:name="P15" style:family="paragraph" style:parent-style-name="Heading_20_1">
      <style:paragraph-properties fo:text-indent="0cm" style:auto-text-indent="false"/>
    </style:style>
    <style:style style:name="P16" style:family="paragraph" style:parent-style-name="Text_20_body">
      <style:text-properties officeooo:rsid="001e42f1" officeooo:paragraph-rsid="001e42f1"/>
    </style:style>
    <style:style style:name="P17" style:family="paragraph" style:parent-style-name="Heading_20_2">
      <style:paragraph-properties fo:margin-left="0cm" fo:text-indent="0cm" style:auto-text-indent="false"/>
    </style:style>
    <style:style style:name="P18" style:family="paragraph" style:parent-style-name="Heading_20_3">
      <style:paragraph-properties fo:text-indent="0.508cm" style:auto-text-indent="false"/>
    </style:style>
    <style:style style:name="P19" style:family="paragraph">
      <style:paragraph-properties fo:text-align="start" style:punctuation-wrap="hanging"/>
    </style:style>
    <style:style style:name="P20" style:family="paragraph" style:parent-style-name="Heading_20_5">
      <style:text-properties officeooo:paragraph-rsid="00187493"/>
    </style:style>
    <style:style style:name="P21" style:family="paragraph" style:parent-style-name="references" style:list-style-name="WWNum5">
      <style:paragraph-properties fo:margin-left="0.624cm" fo:text-indent="-0.624cm" style:auto-text-indent="false"/>
    </style:style>
    <style:style style:name="P22" style:family="paragraph" style:parent-style-name="references" style:list-style-name="WWNum5">
      <style:paragraph-properties fo:margin-left="0.624cm" fo:text-indent="-0.624cm" style:auto-text-indent="false"/>
      <style:text-properties officeooo:paragraph-rsid="001e42f1"/>
    </style:style>
    <style:style style:name="P23" style:family="paragraph" style:parent-style-name="references" style:list-style-name="">
      <style:paragraph-properties fo:margin-left="0.635cm" fo:text-indent="-0.635cm" style:auto-text-indent="false"/>
    </style:style>
    <style:style style:name="P24" style:family="paragraph" style:parent-style-name="references" style:list-style-name="">
      <style:paragraph-properties fo:margin-left="0.635cm" fo:margin-top="0cm" fo:margin-bottom="0cm" style:contextual-spacing="false" fo:line-height="100%" fo:text-align="center" style:justify-single-word="false" fo:text-indent="-0.635cm" style:auto-text-indent="false"/>
      <style:text-properties officeooo:paragraph-rsid="00187493"/>
    </style:style>
    <style:style style:name="P25" style:family="paragraph" style:parent-style-name="references" style:list-style-name="">
      <style:paragraph-properties fo:margin-left="0.635cm" fo:margin-top="0cm" fo:margin-bottom="0cm" style:contextual-spacing="false" fo:line-height="100%" fo:text-align="center" style:justify-single-word="false" fo:text-indent="-0.635cm" style:auto-text-indent="false" fo:break-before="page"/>
      <style:text-properties fo:color="#ff0000" loext:opacity="100%" fo:font-size="10pt" fo:letter-spacing="-0.002cm" style:rfc-language-tag="x-none" fo:font-weight="bold" officeooo:rsid="001e42f1" officeooo:paragraph-rsid="00187493" style:font-name-asian="SimSun" style:font-size-asian="10pt" style:rfc-language-tag-asian="x-none" style:font-weight-asian="bold" style:font-size-complex="10pt"/>
    </style:style>
    <style:style style:name="T1" style:family="text">
      <style:text-properties style:letter-kerning="true"/>
    </style:style>
    <style:style style:name="T2" style:family="text">
      <style:text-properties fo:font-size="8pt" style:font-size-asian="8pt" style:font-size-complex="8pt"/>
    </style:style>
    <style:style style:name="T3" style:family="text">
      <style:text-properties fo:font-size="9pt" style:font-size-asian="9pt" style:font-size-complex="9pt"/>
    </style:style>
    <style:style style:name="T4" style:family="text">
      <style:text-properties style:text-position="super 58%" fo:font-size="9pt" style:font-size-asian="9pt" style:font-size-complex="9pt"/>
    </style:style>
    <style:style style:name="T5" style:family="text">
      <style:text-properties fo:font-size="9pt" fo:font-style="italic" style:font-size-asian="9pt" style:font-style-asian="italic" style:font-size-complex="9pt"/>
    </style:style>
    <style:style style:name="T6" style:family="text">
      <style:text-properties fo:font-size="9pt" fo:font-style="italic" style:font-size-asian="9pt" style:font-style-asian="italic" style:font-size-complex="9pt"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style>
    <style:style style:name="T9" style:family="text">
      <style:text-properties fo:font-weight="normal" style:font-weight-asian="normal"/>
    </style:style>
    <style:style style:name="T10" style:family="text">
      <style:text-properties officeooo:rsid="00186441"/>
    </style:style>
    <style:style style:name="T11" style:family="text">
      <style:text-properties officeooo:rsid="00195b92"/>
    </style:style>
    <style:style style:name="T12" style:family="text">
      <style:text-properties officeooo:rsid="001a466b"/>
    </style:style>
    <style:style style:name="T13" style:family="text">
      <style:text-properties officeooo:rsid="00187493"/>
    </style:style>
    <style:style style:name="T14" style:family="text">
      <style:text-properties fo:language="en" fo:country="US"/>
    </style:style>
    <style:style style:name="T15" style:family="text">
      <style:text-properties fo:font-family="'Liberation Serif'" style:font-family-generic="roman" style:font-pitch="variable" fo:font-size="12pt" style:font-family-asian="'Segoe UI'" style:font-family-generic-asian="system" style:font-pitch-asian="variable" style:font-size-asian="12pt" style:font-family-complex="Tahoma" style:font-family-generic-complex="system" style:font-pitch-complex="variable" style:font-size-complex="12pt" style:language-complex="en" style:country-complex="US"/>
    </style:style>
    <style:style style:name="T16" style:family="text">
      <style:text-properties fo:font-variant="normal" fo:text-transform="none" fo:font-style="italic" style:font-style-asian="italic" style:font-style-complex="italic"/>
    </style:style>
    <style:style style:name="T17" style:family="text">
      <style:text-properties fo:color="#ff0000" loext:opacity="100%" fo:font-size="10pt" fo:letter-spacing="-0.002cm" style:rfc-language-tag="x-none" fo:font-weight="bold" style:font-name-asian="SimSun" style:font-size-asian="10pt" style:rfc-language-tag-asian="x-none" style:font-weight-asian="bold" style:font-size-complex="10pt"/>
    </style:style>
    <style:style style:name="T18" style:family="text">
      <style:text-properties fo:color="#ff0000" loext:opacity="100%" fo:font-size="10pt" fo:letter-spacing="-0.002cm" fo:font-weight="bold" style:font-name-asian="SimSun" style:font-size-asian="10pt" style:rfc-language-tag-asian="x-none" style:font-weight-asian="bold" style:font-size-complex="10pt"/>
    </style:style>
    <style:style style:name="Sect1" style:family="section">
      <style:section-properties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text:dont-balance-text-columns="true"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3" style:family="section">
      <style:section-properties style:editable="false">
        <style:columns fo:column-count="2" fo:column-gap="0.635cm">
          <style:column style:rel-width="32767*" fo:start-indent="0cm" fo:end-indent="0.317cm"/>
          <style:column style:rel-width="32768*" fo:start-indent="0.317cm" fo:end-indent="0cm"/>
        </style:columns>
      </style:section-properties>
    </style:style>
    <style:style style:name="Sect4"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An energy road-map for Southern African nano-communities: Frugal open innovations to develop culturally appropriate energy solutions</text:span><text:span text:style-name="T1"/></text:p>
      <text:p text:style-name="P2" loext:marker-style-name="T2"><text:span text:style-name="T2">*Note: Sub-titles are not captured in Xplore and should not be used</text:span><text:span text:style-name="T2"/></text:p>
      <text:p text:style-name="P3" loext:marker-style-name="T2"/>
      <text:section text:style-name="Sect1" text:name="TextSection">
        <text:p text:style-name="P4" loext:marker-style-name="T3"><text:span text:style-name="T3">line 1: 1</text:span><text:span text:style-name="T4">st</text:span><text:span text:style-name="T3"> Given Name Surname <text:line-break/>line 2: </text:span><text:span text:style-name="T5">dept. name of organization <text:line-break/>(of </text:span><text:span text:style-name="T6">Affiliation</text:span><text:span text:style-name="T5">)</text:span><text:span text:style-name="T3"><text:line-break/>line 3: </text:span><text:span text:style-name="T5">name of organization <text:line-break/>(of Affiliation)<text:line-break/></text:span><text:span text:style-name="T3">line 4: City, Country<text:line-break/>line 5: email address or ORCID</text:span></text:p>
        <text:p text:style-name="P4" loext:marker-style-name="T3"><text:span text:style-name="T3">line 1: 4</text:span><text:span text:style-name="T4">th</text:span><text:span text:style-name="T3"> Given Name Surname<text:line-break/>line 2: </text:span><text:span text:style-name="T5">dept. name of organization</text:span><text:span text:style-name="T3"><text:line-break/></text:span><text:span text:style-name="T5">(of </text:span><text:span text:style-name="T6">Affiliation</text:span><text:span text:style-name="T5">)</text:span><text:span text:style-name="T3"><text:line-break/>line 3: </text:span><text:span text:style-name="T5">name of organization <text:line-break/>(of Affiliation)<text:line-break/></text:span><text:span text:style-name="T3">line 4: City, Country<text:line-break/>line 5: email address <text:s/>or ORCID</text:span></text:p>
        <text:p text:style-name="P5" loext:marker-style-name="T3"><text:span text:style-name="T3">line 1: 2</text:span><text:span text:style-name="T4">nd</text:span><text:span text:style-name="T3"> Given Name Surname<text:line-break/>line 2: </text:span><text:span text:style-name="T5">dept. name of organization <text:line-break/>(of </text:span><text:span text:style-name="T6">Affiliation</text:span><text:span text:style-name="T5">)</text:span><text:span text:style-name="T3"><text:line-break/>line 3: </text:span><text:span text:style-name="T5">name of organization <text:line-break/>(of Affiliation)<text:line-break/></text:span><text:span text:style-name="T3">line 4: City, Country<text:line-break/>line 5: email address or ORCID</text:span></text:p>
        <text:p text:style-name="P4" loext:marker-style-name="T3"><text:span text:style-name="T3">line 1: 5</text:span><text:span text:style-name="T4">th</text:span><text:span text:style-name="T3"> Given Name Surname<text:line-break/>line 2: </text:span><text:span text:style-name="T5">dept. name of organization <text:line-break/>(of </text:span><text:span text:style-name="T6">Affiliation</text:span><text:span text:style-name="T5">)</text:span><text:span text:style-name="T3"><text:line-break/>line 3: </text:span><text:span text:style-name="T5">name of organization <text:line-break/>(of Affiliation)<text:line-break/></text:span><text:span text:style-name="T3">line 4: City, Country<text:line-break/>line 5: email address <text:s/>or ORCID</text:span></text:p>
        <text:p text:style-name="P5" loext:marker-style-name="T3"><text:span text:style-name="T3">line 1: 3</text:span><text:span text:style-name="T4">rd</text:span><text:span text:style-name="T3"> Given Name Surname<text:line-break/>line 2: </text:span><text:span text:style-name="T5">dept. name of organization <text:line-break/>(of </text:span><text:span text:style-name="T6">Affiliation</text:span><text:span text:style-name="T5">)</text:span><text:span text:style-name="T3"><text:line-break/>line 3: </text:span><text:span text:style-name="T5">name of organization <text:line-break/>(of Affiliation)<text:line-break/></text:span><text:span text:style-name="T3">line 4: City, Country<text:line-break/>line 5: email address or ORCID</text:span></text:p>
        <text:p text:style-name="P6"><text:span text:style-name="T3">line 1: 6</text:span><text:span text:style-name="T4">th</text:span><text:span text:style-name="T3"> Given Name Surname<text:line-break/>line 2: </text:span><text:span text:style-name="T5">dept. name of organization <text:line-break/>(of </text:span><text:span text:style-name="T6">Affiliation</text:span><text:span text:style-name="T5">)</text:span><text:span text:style-name="T3"><text:line-break/>line 3: </text:span><text:span text:style-name="T5">name of organization <text:line-break/>(of Affiliation)<text:line-break/></text:span><text:span text:style-name="T3">line 4: City, Country<text:line-break/>line 5: email address or ORCID</text:span> </text:p>
      </text:section>
      <text:section text:style-name="Sect2" text:name="Section1">
        <text:p text:style-name="Standard"/>
        <text:p text:style-name="P5"/>
      </text:section>
      <text:section text:style-name="Sect3" text:name="Section2">
        <text:p text:style-name="Abstract" loext:marker-style-name="T7"><text:span text:style-name="T7">Abstract</text:span>—<text:span text:style-name="T8">Southern Africa is sparsely populated, resulting in nano-communities of 3-20 households. These communities: are too small to justify typical energy infrastructure (posing a challenge to local municipalities) and have modest energy needs, yet serve society in cultural, agricultural, and tourism. This presents an imminent need to develop energy solutions tailored for nano-communities. This paper roadmaps the development of nano-community energy solutions</text:span>. Systems engineering is used to roadmap the solution using an iterative development approach. Early stages of the roadmap are demonstrated by implementation in communities. The implementations were positively received. Interestingly, the challenge that emerged were the rapidly changing requirements in the form of increased energy appetite from the community, which is distinct from typical socio-technical system behavior. Through this work, two things become apparent. Firstly, <text:s/>meeting thermal requirements from combustion makes decentralized energy more accessible and will play a big role in the transition towards rural power grids. Secondly, socio-technical energy roadmapping should consider cultural norms and increasing energy appetite. </text:p>
        <text:p text:style-name="P7" loext:marker-style-name="T7"/>
        <text:p text:style-name="Keywords">Keywords—component, formatting, style, styling, insert (<text:span text:style-name="T9">key words</text:span>)</text:p>
        <text:h text:style-name="P8" text:outline-level="1">Introduction</text:h>
        <text:p text:style-name="P9">It is well known that much of Southern Africa is sparesly populated. This is not reflected in the average population per square meter since many of the large cities have now experienced rapid urbanisation. <text:span text:style-name="T10">Yet, small communities still persist due to culutural nomadism or historic economic reasons such as farm hands, settlements, and towns.</text:span></text:p>
        <text:list text:style-name="Numbering_20_123">
          <text:list-item>
            <text:p text:style-name="P10">Modest energy needs across much of the region.</text:p>
            <text:p text:style-name="P11"><text:span text:style-name="T11">Home solarPV systems are well suited for rural settlements as they have modest energy needs of around 100 watts </text:span><text:reference-mark-start text:name="ZOTERO_ITEM CSL_CITATION {&quot;citationID&quot;:&quot;4xIRjtuV&quot;,&quot;properties&quot;:{&quot;formattedCitation&quot;:&quot;(Barnes et al., 2009)&quot;,&quot;plainCitation&quot;:&quot;(Barnes et al., 2009)&quot;,&quot;noteIndex&quot;:0},&quot;citationItems&quot;:[{&quot;id&quot;:10712,&quot;uris&quot;:[&quot;http://zotero.org/groups/5875640/items/SJRULTU5&quot;],&quot;itemData&quot;:{&quot;id&quot;:10712,&quot;type&quot;:&quot;article-journal&quot;,&quot;container-title&quot;:&quot;Journal of Energy in Southern Africa&quot;,&quot;ISSN&quot;:&quot;1021-447X&quot;,&quot;issue&quot;:&quot;1&quot;,&quot;language&quot;:&quot;en&quot;,&quot;note&quot;:&quot;publisher: University of Cape Town&quot;,&quot;page&quot;:&quot;4-13&quot;,&quot;source&quot;:&quot;SciELO&quot;,&quot;title&quot;:&quot;Household energy, indoor air pollution and child respiratory health in South Africa&quot;,&quot;volume&quot;:&quot;20&quot;,&quot;author&quot;:[{&quot;family&quot;:&quot;Barnes&quot;,&quot;given&quot;:&quot;Brendon&quot;},{&quot;family&quot;:&quot;Mathee&quot;,&quot;given&quot;:&quot;Angela&quot;},{&quot;family&quot;:&quot;Thomas&quot;,&quot;given&quot;:&quot;Elizabeth&quot;},{&quot;family&quot;:&quot;Bruce&quot;,&quot;given&quot;:&quot;Nigel&quot;}],&quot;issued&quot;:{&quot;date-parts&quot;:[[&quot;2009&quot;]]}}}],&quot;schema&quot;:&quot;https://github.com/citation-style-language/schema/raw/master/csl-citation.json&quot;} RNDbMHiUGZ5YN"/><text:span text:style-name="T11">(Barnes et al., 2009)</text:span><text:reference-mark-end text:name="ZOTERO_ITEM CSL_CITATION {&quot;citationID&quot;:&quot;4xIRjtuV&quot;,&quot;properties&quot;:{&quot;formattedCitation&quot;:&quot;(Barnes et al., 2009)&quot;,&quot;plainCitation&quot;:&quot;(Barnes et al., 2009)&quot;,&quot;noteIndex&quot;:0},&quot;citationItems&quot;:[{&quot;id&quot;:10712,&quot;uris&quot;:[&quot;http://zotero.org/groups/5875640/items/SJRULTU5&quot;],&quot;itemData&quot;:{&quot;id&quot;:10712,&quot;type&quot;:&quot;article-journal&quot;,&quot;container-title&quot;:&quot;Journal of Energy in Southern Africa&quot;,&quot;ISSN&quot;:&quot;1021-447X&quot;,&quot;issue&quot;:&quot;1&quot;,&quot;language&quot;:&quot;en&quot;,&quot;note&quot;:&quot;publisher: University of Cape Town&quot;,&quot;page&quot;:&quot;4-13&quot;,&quot;source&quot;:&quot;SciELO&quot;,&quot;title&quot;:&quot;Household energy, indoor air pollution and child respiratory health in South Africa&quot;,&quot;volume&quot;:&quot;20&quot;,&quot;author&quot;:[{&quot;family&quot;:&quot;Barnes&quot;,&quot;given&quot;:&quot;Brendon&quot;},{&quot;family&quot;:&quot;Mathee&quot;,&quot;given&quot;:&quot;Angela&quot;},{&quot;family&quot;:&quot;Thomas&quot;,&quot;given&quot;:&quot;Elizabeth&quot;},{&quot;family&quot;:&quot;Bruce&quot;,&quot;given&quot;:&quot;Nigel&quot;}],&quot;issued&quot;:{&quot;date-parts&quot;:[[&quot;2009&quot;]]}}}],&quot;schema&quot;:&quot;https://github.com/citation-style-language/schema/raw/master/csl-citation.json&quot;} RNDbMHiUGZ5YN"/><text:span text:style-name="T11">, </text:span><text:span text:style-name="T12">considering </text:span>lighting, household appliances, computers, and water pumps . <text:span text:style-name="T12">Note the exclusion of thermal loads.</text:span></text:p>
            <text:list>
              <text:list-item>
                <text:p text:style-name="P11"><text:span text:style-name="T11">While much of the regions industrial sectors prioritize <text:s/>renewable energy for economic sustainability reasons </text:span><text:reference-mark-start text:name="ZOTERO_ITEM CSL_CITATION {&quot;citationID&quot;:&quot;5vzmsbgY&quot;,&quot;properties&quot;:{&quot;formattedCitation&quot;:&quot;(Steed et al., 2025)&quot;,&quot;plainCitation&quot;:&quot;(Steed et al., 2025)&quot;,&quot;noteIndex&quot;:0},&quot;citationItems&quot;:[{&quot;id&quot;:10691,&quot;uris&quot;:[&quot;http://zotero.org/users/9540132/items/4KZXLJLP&quot;],&quot;itemData&quot;:{&quot;id&quot;:10691,&quot;type&quot;:&quot;article-journal&quot;,&quot;container-title&quot;:&quot;Energy for Sustainable Development&quot;,&quot;DOI&quot;:&quot;10.1016/j.esd.2025.101788&quot;,&quot;ISSN&quot;:&quot;0973-0826&quot;,&quot;language&quot;:&quot;en&quot;,&quot;license&quot;:&quot;https://www.elsevier.com/tdm/userlicense/1.0/&quot;,&quot;note&quot;:&quot;publisher: Elsevier BV&quot;,&quot;page&quot;:&quot;101788&quot;,&quot;source&quot;:&quot;Crossref&quot;,&quot;title&quot;:&quot;A sustainable decarbonisation roadmap for South African priority agro-processing sub-sectors&quot;,&quot;volume&quot;:&quot;88&quot;,&quot;author&quot;:[{&quot;family&quot;:&quot;Steed&quot;,&quot;given&quot;:&quot;Clint Alex&quot;},{&quot;family&quot;:&quot;Mercuur&quot;,&quot;given&quot;:&quot;Bradley Shawn&quot;},{&quot;family&quot;:&quot;Mangaroo-Pilllay&quot;,&quot;given&quot;:&quot;Mia&quot;}],&quot;issued&quot;:{&quot;date-parts&quot;:[[&quot;2025&quot;,10]]}}}],&quot;schema&quot;:&quot;https://github.com/citation-style-language/schema/raw/master/csl-citation.json&quot;} RNDKl4uJUvV2M"/><text:span text:style-name="T11">(Steed et al., 2025)</text:span><text:reference-mark-end text:name="ZOTERO_ITEM CSL_CITATION {&quot;citationID&quot;:&quot;5vzmsbgY&quot;,&quot;properties&quot;:{&quot;formattedCitation&quot;:&quot;(Steed et al., 2025)&quot;,&quot;plainCitation&quot;:&quot;(Steed et al., 2025)&quot;,&quot;noteIndex&quot;:0},&quot;citationItems&quot;:[{&quot;id&quot;:10691,&quot;uris&quot;:[&quot;http://zotero.org/users/9540132/items/4KZXLJLP&quot;],&quot;itemData&quot;:{&quot;id&quot;:10691,&quot;type&quot;:&quot;article-journal&quot;,&quot;container-title&quot;:&quot;Energy for Sustainable Development&quot;,&quot;DOI&quot;:&quot;10.1016/j.esd.2025.101788&quot;,&quot;ISSN&quot;:&quot;0973-0826&quot;,&quot;language&quot;:&quot;en&quot;,&quot;license&quot;:&quot;https://www.elsevier.com/tdm/userlicense/1.0/&quot;,&quot;note&quot;:&quot;publisher: Elsevier BV&quot;,&quot;page&quot;:&quot;101788&quot;,&quot;source&quot;:&quot;Crossref&quot;,&quot;title&quot;:&quot;A sustainable decarbonisation roadmap for South African priority agro-processing sub-sectors&quot;,&quot;volume&quot;:&quot;88&quot;,&quot;author&quot;:[{&quot;family&quot;:&quot;Steed&quot;,&quot;given&quot;:&quot;Clint Alex&quot;},{&quot;family&quot;:&quot;Mercuur&quot;,&quot;given&quot;:&quot;Bradley Shawn&quot;},{&quot;family&quot;:&quot;Mangaroo-Pilllay&quot;,&quot;given&quot;:&quot;Mia&quot;}],&quot;issued&quot;:{&quot;date-parts&quot;:[[&quot;2025&quot;,10]]}}}],&quot;schema&quot;:&quot;https://github.com/citation-style-language/schema/raw/master/csl-citation.json&quot;} RNDKl4uJUvV2M"/><text:span text:style-name="T11">, rural african’s do not benefit from this transition. These complexities of rural finances mean completely different financial models and incentives are being investigated </text:span><text:reference-mark-start text:name="ZOTERO_ITEM CSL_CITATION {&quot;citationID&quot;:&quot;8gjStjTv&quot;,&quot;properties&quot;:{&quot;formattedCitation&quot;:&quot;(Dibaba et al., 2023)&quot;,&quot;plainCitation&quot;:&quot;(Dibaba et al., 2023)&quot;,&quot;noteIndex&quot;:0},&quot;citationItems&quot;:[{&quot;id&quot;:10721,&quot;uris&quot;:[&quot;http://zotero.org/groups/5875640/items/UR6BQLFJ&quot;],&quot;itemData&quot;:{&quot;id&quot;:10721,&quot;type&quot;:&quot;article-journal&quot;,&quot;abstract&quot;:&quot;In Sub-Saharan Africa (SSA), the challenge of widespread electricity access, especially in rural areas, persists, with approximately half the population lacking basic electricity services. To tackle this issue, decentralized energy resource (DER) technologies, including solar home systems and micro/mini-grids, have gained prominence, aiming to revolutionize the SSA energy landscape. This paper aims to introduce a framework for evaluating business models in the context of rural mini-grid ecosystems. Conventionally, developers of rural mini-grids are responsible for all aspects of the project, from conception to operation and maintenance. However, with the emergence of new private sector facilitators, value creation in this ecosystem has become more complex. As multiple stakeholders apply different business models and patterns to create and capture value, evaluating the efficacy of these models is critical. The evaluation framework presented in this paper draws upon various business model theories and evaluation approaches and includes indicators for assessing performance. To demonstrate the framework's usefulness, we applied it to six companies currently operating in rural mini-grid projects in Africa. Consistent evaluation of these business models is essential for adapting to changing conditions, identifying areas for innovation, and sustaining competitiveness, furthering the field of business model assessment. By bridging this gap between business model evaluation methodologies and rural electrification studies, this paper contributes to understanding the transformative effects of mini-grid projects, extending beyond traditional energy access metrics.&quot;,&quot;container-title&quot;:&quot;Energy Research &amp; Social Science&quot;,&quot;DOI&quot;:&quot;10.1016/j.erss.2023.103296&quot;,&quot;ISSN&quot;:&quot;2214-6296&quot;,&quot;journalAbbreviation&quot;:&quot;Energy Research &amp; Social Science&quot;,&quot;page&quot;:&quot;103296&quot;,&quot;source&quot;:&quot;ScienceDirect&quot;,&quot;title&quot;:&quot;Measuring success: Evaluating the business model of rural mini-grid ecosystems&quot;,&quot;title-short&quot;:&quot;Measuring success&quot;,&quot;volume&quot;:&quot;106&quot;,&quot;author&quot;:[{&quot;family&quot;:&quot;Dibaba&quot;,&quot;given&quot;:&quot;Henock&quot;},{&quot;family&quot;:&quot;Tomas Fillol&quot;,&quot;given&quot;:&quot;Leticia&quot;},{&quot;family&quot;:&quot;Pinomaa&quot;,&quot;given&quot;:&quot;Antti&quot;},{&quot;family&quot;:&quot;Honkapuro&quot;,&quot;given&quot;:&quot;Samuli&quot;}],&quot;issued&quot;:{&quot;date-parts&quot;:[[&quot;2023&quot;,12,1]]}}}],&quot;schema&quot;:&quot;https://github.com/citation-style-language/schema/raw/master/csl-citation.json&quot;} RNDwLQmFp1z92"/><text:span text:style-name="T11">(Dibaba et al., 2023)</text:span><text:reference-mark-end text:name="ZOTERO_ITEM CSL_CITATION {&quot;citationID&quot;:&quot;8gjStjTv&quot;,&quot;properties&quot;:{&quot;formattedCitation&quot;:&quot;(Dibaba et al., 2023)&quot;,&quot;plainCitation&quot;:&quot;(Dibaba et al., 2023)&quot;,&quot;noteIndex&quot;:0},&quot;citationItems&quot;:[{&quot;id&quot;:10721,&quot;uris&quot;:[&quot;http://zotero.org/groups/5875640/items/UR6BQLFJ&quot;],&quot;itemData&quot;:{&quot;id&quot;:10721,&quot;type&quot;:&quot;article-journal&quot;,&quot;abstract&quot;:&quot;In Sub-Saharan Africa (SSA), the challenge of widespread electricity access, especially in rural areas, persists, with approximately half the population lacking basic electricity services. To tackle this issue, decentralized energy resource (DER) technologies, including solar home systems and micro/mini-grids, have gained prominence, aiming to revolutionize the SSA energy landscape. This paper aims to introduce a framework for evaluating business models in the context of rural mini-grid ecosystems. Conventionally, developers of rural mini-grids are responsible for all aspects of the project, from conception to operation and maintenance. However, with the emergence of new private sector facilitators, value creation in this ecosystem has become more complex. As multiple stakeholders apply different business models and patterns to create and capture value, evaluating the efficacy of these models is critical. The evaluation framework presented in this paper draws upon various business model theories and evaluation approaches and includes indicators for assessing performance. To demonstrate the framework's usefulness, we applied it to six companies currently operating in rural mini-grid projects in Africa. Consistent evaluation of these business models is essential for adapting to changing conditions, identifying areas for innovation, and sustaining competitiveness, furthering the field of business model assessment. By bridging this gap between business model evaluation methodologies and rural electrification studies, this paper contributes to understanding the transformative effects of mini-grid projects, extending beyond traditional energy access metrics.&quot;,&quot;container-title&quot;:&quot;Energy Research &amp; Social Science&quot;,&quot;DOI&quot;:&quot;10.1016/j.erss.2023.103296&quot;,&quot;ISSN&quot;:&quot;2214-6296&quot;,&quot;journalAbbreviation&quot;:&quot;Energy Research &amp; Social Science&quot;,&quot;page&quot;:&quot;103296&quot;,&quot;source&quot;:&quot;ScienceDirect&quot;,&quot;title&quot;:&quot;Measuring success: Evaluating the business model of rural mini-grid ecosystems&quot;,&quot;title-short&quot;:&quot;Measuring success&quot;,&quot;volume&quot;:&quot;106&quot;,&quot;author&quot;:[{&quot;family&quot;:&quot;Dibaba&quot;,&quot;given&quot;:&quot;Henock&quot;},{&quot;family&quot;:&quot;Tomas Fillol&quot;,&quot;given&quot;:&quot;Leticia&quot;},{&quot;family&quot;:&quot;Pinomaa&quot;,&quot;given&quot;:&quot;Antti&quot;},{&quot;family&quot;:&quot;Honkapuro&quot;,&quot;given&quot;:&quot;Samuli&quot;}],&quot;issued&quot;:{&quot;date-parts&quot;:[[&quot;2023&quot;,12,1]]}}}],&quot;schema&quot;:&quot;https://github.com/citation-style-language/schema/raw/master/csl-citation.json&quot;} RNDwLQmFp1z92"/><text:span text:style-name="T11">.</text:span></text:p>
              </text:list-item>
              <text:list-item>
                <text:p text:style-name="P10">Energy justice and the JET</text:p>
              </text:list-item>
            </text:list>
          </text:list-item>
          <text:list-item>
            <text:p text:style-name="P12">Challenges of energy infrastrucutre in micro-communities</text:p>
          </text:list-item>
          <text:list-item>
            <text:p text:style-name="P12">The benefits of energy in<text:span text:style-name="T11">troduced</text:span> micro-communities</text:p>
            <text:list>
              <text:list-item>
                <text:p text:style-name="P13">Social</text:p>
              </text:list-item>
              <text:list-item>
                <text:p text:style-name="P13">Entrepreneurial</text:p>
              </text:list-item>
              <text:list-item>
                <text:p text:style-name="P13">Economic, through adoption</text:p>
              </text:list-item>
            </text:list>
          </text:list-item>
          <text:list-item>
            <text:p text:style-name="P14">Fragmented efforts and the advantage of an open platform for such integration</text:p>
            <text:p text:style-name="P11"><text:span text:style-name="T11">Swarm grids are envisioned as a peer-to-peer energy sharing platform </text:span><text:reference-mark-start text:name="ZOTERO_ITEM CSL_CITATION {&quot;citationID&quot;:&quot;GxJk3oqJ&quot;,&quot;properties&quot;:{&quot;formattedCitation&quot;:&quot;(Sheridan et al., 2023)&quot;,&quot;plainCitation&quot;:&quot;(Sheridan et al., 2023)&quot;,&quot;noteIndex&quot;:0},&quot;citationItems&quot;:[{&quot;id&quot;:10726,&quot;uris&quot;:[&quot;http://zotero.org/groups/5875640/items/9Z27G83F&quot;],&quot;itemData&quot;:{&quot;id&quot;:10726,&quot;type&quot;:&quot;article-journal&quot;,&quot;abstract&quot;:&quot;Swarm Electrification (SE) is a relatively new concept, gaining considerable attention as a tool to provide last-mile electrification. A swarm grid is like a micro-grid, but rather than a planned network, it is assembled in an ad-hoc manner, connecting available equipment and growing organically as more resources become available mitigating the capital expenditure required for a community grid. SE also allows owners of small solar home systems (SHS) to sell excess energy whilst enabling others to gain an electricity connection, generating income for the prosumer and helping others to get on the electrification ladder. SE is an opportunity to reduce energy poverty, utilizing existing equipment. As the proliferation of SHSs increases, SE is set to become an important tool to maximise the benefits of this solar revolution utilizing existing equipment and delivering least cost energy connections. This review was performed to assess the state of the art and determine the next steps for SE, also what challenges must be addressed for it to flourish. The literature has been collected, presented, and organized into social and technical aspects, then examined through key sub-topics and the tools employed in the research. The results of the review and the future of swarm electrification are discussed. The benefits and motivation for SE are detailed and contrasted with the disadvantages and potential hazards. Key challenges remain such as improved modelling to better examine the swarm behaviour, scalability, and stability of swarm grids along with improved battery maintenance strategies and new business models to encourage investment.&quot;,&quot;container-title&quot;:&quot;Renewable and Sustainable Energy Reviews&quot;,&quot;DOI&quot;:&quot;10.1016/j.rser.2023.113157&quot;,&quot;ISSN&quot;:&quot;1364-0321&quot;,&quot;journalAbbreviation&quot;:&quot;Renewable and Sustainable Energy Reviews&quot;,&quot;page&quot;:&quot;113157&quot;,&quot;source&quot;:&quot;ScienceDirect&quot;,&quot;title&quot;:&quot;Swarm electrification: A comprehensive literature review&quot;,&quot;title-short&quot;:&quot;Swarm electrification&quot;,&quot;volume&quot;:&quot;175&quot;,&quot;author&quot;:[{&quot;family&quot;:&quot;Sheridan&quot;,&quot;given&quot;:&quot;Steve&quot;},{&quot;family&quot;:&quot;Sunderland&quot;,&quot;given&quot;:&quot;Keith&quot;},{&quot;family&quot;:&quot;Courtney&quot;,&quot;given&quot;:&quot;Jane&quot;}],&quot;issued&quot;:{&quot;date-parts&quot;:[[&quot;2023&quot;,4,1]]}}}],&quot;schema&quot;:&quot;https://github.com/citation-style-language/schema/raw/master/csl-citation.json&quot;} RNDzzil1T41b5"/><text:span text:style-name="T11">(Sheridan et al., 2023)</text:span><text:reference-mark-end text:name="ZOTERO_ITEM CSL_CITATION {&quot;citationID&quot;:&quot;GxJk3oqJ&quot;,&quot;properties&quot;:{&quot;formattedCitation&quot;:&quot;(Sheridan et al., 2023)&quot;,&quot;plainCitation&quot;:&quot;(Sheridan et al., 2023)&quot;,&quot;noteIndex&quot;:0},&quot;citationItems&quot;:[{&quot;id&quot;:10726,&quot;uris&quot;:[&quot;http://zotero.org/groups/5875640/items/9Z27G83F&quot;],&quot;itemData&quot;:{&quot;id&quot;:10726,&quot;type&quot;:&quot;article-journal&quot;,&quot;abstract&quot;:&quot;Swarm Electrification (SE) is a relatively new concept, gaining considerable attention as a tool to provide last-mile electrification. A swarm grid is like a micro-grid, but rather than a planned network, it is assembled in an ad-hoc manner, connecting available equipment and growing organically as more resources become available mitigating the capital expenditure required for a community grid. SE also allows owners of small solar home systems (SHS) to sell excess energy whilst enabling others to gain an electricity connection, generating income for the prosumer and helping others to get on the electrification ladder. SE is an opportunity to reduce energy poverty, utilizing existing equipment. As the proliferation of SHSs increases, SE is set to become an important tool to maximise the benefits of this solar revolution utilizing existing equipment and delivering least cost energy connections. This review was performed to assess the state of the art and determine the next steps for SE, also what challenges must be addressed for it to flourish. The literature has been collected, presented, and organized into social and technical aspects, then examined through key sub-topics and the tools employed in the research. The results of the review and the future of swarm electrification are discussed. The benefits and motivation for SE are detailed and contrasted with the disadvantages and potential hazards. Key challenges remain such as improved modelling to better examine the swarm behaviour, scalability, and stability of swarm grids along with improved battery maintenance strategies and new business models to encourage investment.&quot;,&quot;container-title&quot;:&quot;Renewable and Sustainable Energy Reviews&quot;,&quot;DOI&quot;:&quot;10.1016/j.rser.2023.113157&quot;,&quot;ISSN&quot;:&quot;1364-0321&quot;,&quot;journalAbbreviation&quot;:&quot;Renewable and Sustainable Energy Reviews&quot;,&quot;page&quot;:&quot;113157&quot;,&quot;source&quot;:&quot;ScienceDirect&quot;,&quot;title&quot;:&quot;Swarm electrification: A comprehensive literature review&quot;,&quot;title-short&quot;:&quot;Swarm electrification&quot;,&quot;volume&quot;:&quot;175&quot;,&quot;author&quot;:[{&quot;family&quot;:&quot;Sheridan&quot;,&quot;given&quot;:&quot;Steve&quot;},{&quot;family&quot;:&quot;Sunderland&quot;,&quot;given&quot;:&quot;Keith&quot;},{&quot;family&quot;:&quot;Courtney&quot;,&quot;given&quot;:&quot;Jane&quot;}],&quot;issued&quot;:{&quot;date-parts&quot;:[[&quot;2023&quot;,4,1]]}}}],&quot;schema&quot;:&quot;https://github.com/citation-style-language/schema/raw/master/csl-citation.json&quot;} RNDzzil1T41b5"/><text:span text:style-name="T11">.</text:span></text:p>
            <text:p text:style-name="P11">Previous efforts like developed a SolarPV <text:reference-mark-start text:name="ZOTERO_ITEM CSL_CITATION {&quot;citationID&quot;:&quot;upGqI9Ek&quot;,&quot;properties&quot;:{&quot;formattedCitation&quot;:&quot;(Vermaak et al., 2025)&quot;,&quot;plainCitation&quot;:&quot;(Vermaak et al., 2025)&quot;,&quot;noteIndex&quot;:0},&quot;citationItems&quot;:[{&quot;id&quot;:10716,&quot;uris&quot;:[&quot;http://zotero.org/users/9540132/items/YBFHMPDY&quot;],&quot;itemData&quot;:{&quot;id&quot;:10716,&quot;type&quot;:&quot;paper-conference&quot;,&quot;container-title&quot;:&quot;2025 IEEE International Conference on Engineering, Technology, and Innovation (ICE/ITMC)&quot;,&quot;DOI&quot;:&quot;10.1109/ICE/ITMC65658.2025.11106576&quot;,&quot;event-place&quot;:&quot;Valencia, Spain&quot;,&quot;event-title&quot;:&quot;2025 IEEE International Conference on Engineering, Technology, and Innovation (ICE/ITMC)&quot;,&quot;ISBN&quot;:&quot;9798331585341&quot;,&quot;license&quot;:&quot;https://doi.org/10.15223/policy-029&quot;,&quot;page&quot;:&quot;1-9&quot;,&quot;publisher&quot;:&quot;IEEE&quot;,&quot;publisher-place&quot;:&quot;Valencia, Spain&quot;,&quot;source&quot;:&quot;DOI.org (Crossref)&quot;,&quot;title&quot;:&quot;Designing a Low-Cost Photovoltaic Prototype for Informal and Rural Settlements&quot;,&quot;URL&quot;:&quot;https://ieeexplore.ieee.org/document/11106576/&quot;,&quot;author&quot;:[{&quot;family&quot;:&quot;Vermaak&quot;,&quot;given&quot;:&quot;Reeder J&quot;},{&quot;family&quot;:&quot;Mercuur&quot;,&quot;given&quot;:&quot;Bradley Shawn&quot;},{&quot;family&quot;:&quot;Roopa&quot;,&quot;given&quot;:&quot;Meelan&quot;},{&quot;family&quot;:&quot;Mangaroo-Pillay&quot;,&quot;given&quot;:&quot;Mia&quot;},{&quot;family&quot;:&quot;Steed&quot;,&quot;given&quot;:&quot;Clint Alex&quot;}],&quot;accessed&quot;:{&quot;date-parts&quot;:[[&quot;2025&quot;,9,23]]},&quot;issued&quot;:{&quot;date-parts&quot;:[[&quot;2025&quot;,6,16]]}}}],&quot;schema&quot;:&quot;https://github.com/citation-style-language/schema/raw/master/csl-citation.json&quot;} RNDnqRsWnjBZB"/>(Vermaak et al., 2025)<text:reference-mark-end text:name="ZOTERO_ITEM CSL_CITATION {&quot;citationID&quot;:&quot;upGqI9Ek&quot;,&quot;properties&quot;:{&quot;formattedCitation&quot;:&quot;(Vermaak et al., 2025)&quot;,&quot;plainCitation&quot;:&quot;(Vermaak et al., 2025)&quot;,&quot;noteIndex&quot;:0},&quot;citationItems&quot;:[{&quot;id&quot;:10716,&quot;uris&quot;:[&quot;http://zotero.org/users/9540132/items/YBFHMPDY&quot;],&quot;itemData&quot;:{&quot;id&quot;:10716,&quot;type&quot;:&quot;paper-conference&quot;,&quot;container-title&quot;:&quot;2025 IEEE International Conference on Engineering, Technology, and Innovation (ICE/ITMC)&quot;,&quot;DOI&quot;:&quot;10.1109/ICE/ITMC65658.2025.11106576&quot;,&quot;event-place&quot;:&quot;Valencia, Spain&quot;,&quot;event-title&quot;:&quot;2025 IEEE International Conference on Engineering, Technology, and Innovation (ICE/ITMC)&quot;,&quot;ISBN&quot;:&quot;9798331585341&quot;,&quot;license&quot;:&quot;https://doi.org/10.15223/policy-029&quot;,&quot;page&quot;:&quot;1-9&quot;,&quot;publisher&quot;:&quot;IEEE&quot;,&quot;publisher-place&quot;:&quot;Valencia, Spain&quot;,&quot;source&quot;:&quot;DOI.org (Crossref)&quot;,&quot;title&quot;:&quot;Designing a Low-Cost Photovoltaic Prototype for Informal and Rural Settlements&quot;,&quot;URL&quot;:&quot;https://ieeexplore.ieee.org/document/11106576/&quot;,&quot;author&quot;:[{&quot;family&quot;:&quot;Vermaak&quot;,&quot;given&quot;:&quot;Reeder J&quot;},{&quot;family&quot;:&quot;Mercuur&quot;,&quot;given&quot;:&quot;Bradley Shawn&quot;},{&quot;family&quot;:&quot;Roopa&quot;,&quot;given&quot;:&quot;Meelan&quot;},{&quot;family&quot;:&quot;Mangaroo-Pillay&quot;,&quot;given&quot;:&quot;Mia&quot;},{&quot;family&quot;:&quot;Steed&quot;,&quot;given&quot;:&quot;Clint Alex&quot;}],&quot;accessed&quot;:{&quot;date-parts&quot;:[[&quot;2025&quot;,9,23]]},&quot;issued&quot;:{&quot;date-parts&quot;:[[&quot;2025&quot;,6,16]]}}}],&quot;schema&quot;:&quot;https://github.com/citation-style-language/schema/raw/master/csl-citation.json&quot;} RNDnqRsWnjBZB"/></text:p>
          </text:list-item>
        </text:list>
        <text:p text:style-name="Standard"><text:span text:style-name="T13">A roadmap is a “” </text:span></text:p>
        <text:p text:style-name="Standard"/>
        <text:h text:style-name="P15" text:outline-level="1">Method</text:h>
        <text:h text:style-name="Heading_20_2" text:outline-level="2">Roadmap</text:h>
        <text:p text:style-name="P16">A</text:p>
        <text:p text:style-name="Text_20_body">First, confirm that you have the correct template for your paper size. This template has been tailored for output on the <text:span text:style-name="T14">A4</text:span> paper size. If you are using <text:span text:style-name="T14">US letter</text:span>-sized paper, please close this file and download the <text:span text:style-name="T14">Microsoft Word, Letter </text:span>file.</text:p>
        <text:h text:style-name="Heading_20_2" text:outline-level="2"><text:soft-page-break/>Phase 1: Solar PV for lighting and smartphone charging</text:h>
        <text:p text:style-name="Text_20_body">The first phase of this project developed a cost-effective solar PV prototype<text:note text:id="ftn1" text:note-class="footnote"><text:note-citation>1</text:note-citation><text:note-body><text:p text:style-name="Footnote"><text:s/>Note that prototype in this context means a fully functioning product/system.</text:p></text:note-body></text:note>. The prototype was installed in a community and the feedback was evaluated. The resulting post implementation feedback demonstrated the prototype met the user needs, but elicited that the community appetite was increasing.</text:p>
        <text:h text:style-name="P17" text:outline-level="2">Phase 2: Rocket stoves for cooking and demand profiling</text:h>
        <text:p text:style-name="Text_20_body">Recalling that in phase 1, solarPV cooking was infeasible this phase introduced a woodfired rocket stove for cooking. </text:p>
        <text:h text:style-name="P18" text:outline-level="3">Rocket stove</text:h>
        <text:p text:style-name="Text_20_body">This stove was designed for low-cost cooking and environmental sustainability. Secondary safety and space heating emerged as feasible requirements and were persued.</text:p>
        <text:p text:style-name="Text_20_body">For example, local material and manufacturing methods were used. Local brush/wood was used for fuel and sand and rock was used to create a thermal battery for insulation.</text:p>
        <text:h text:style-name="P18" text:outline-level="3">Demand profiling</text:h>
        <text:p text:style-name="Text_20_body">As users familiarty with energy grows, so does their appetite. While many demand profile synthesizers are available for industrial systems, fewer are available for residential, and none (to the authors knowledge) are available for rural energy users. This may be due to a lack of data. Therefore, the next requirement is the measuring and monitoring of users energy usage patterns to better aid in sizing energy systems and detecting when a capacity upgrade is neededed. <office:annotation office:name="__Annotation__204_398515491" loext:resolved="false"><dc:creator>Unknown Author</dc:creator><dc:date>2025-08-30T06:20:00</dc:date><text:p text:style-name="P19"><text:span text:style-name="T15">Result</text:span></text:p></office:annotation>Feasibility revealed that this subsystem can also be used to tarrif the user, which may lead to business opportunity by monetizing the nano-energy grid.<office:annotation-end office:name="__Annotation__204_398515491"/></text:p>
        <text:h text:style-name="P15" text:outline-level="1">Results</text:h>
        <text:h text:style-name="Heading_20_1" text:outline-level="1">Conclusion</text:h>
        <text:p text:style-name="Text_20_body"/>
        <text:h text:style-name="Heading_20_5" text:outline-level="5">Acknowledgment <text:span text:style-name="T7">(</text:span><text:span text:style-name="T16">Heading 5</text:span><text:span text:style-name="T7">)</text:span></text:h>
        <text:p text:style-name="Text_20_body">The preferred spelling of the word “acknowledgment” in America is without an “e” after the “g”. Avoid the stilted expression “<text:span text:style-name="T14">o</text:span>ne of us (R. B. G.) thanks ...<text:span text:style-name="T14">”. <text:s/></text:span>Instead, try “R. B. G. thanks...”.<text:span text:style-name="T14"> </text:span>Put sponsor acknowledgments in the unnumbered footnote on the first page.</text:p>
        <text:h text:style-name="P20" text:outline-level="5">References</text:h>
        <text:p text:style-name="Standard"/>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4"> </text:span>...”</text:p>
        <text:p text:style-name="Text_20_body">Number footnotes separately in superscripts. Place the actual footnote at the bottom of the column in which it was cited. Do not put footnotes in the<text:span text:style-name="T14"> abstract or</text:span> reference list. Use letters for table footnotes.</text:p>
        <text:p text:style-name="Text_20_body">Unless there are six authors or more give all authors<text:span text:style-name="T14">’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
        <text:p text:style-name="Text_20_body">For papers published in translation journals, please give the English citation first, followed by the original foreign-language citation [6].</text:p>
        <text:p text:style-name="Standard"/>
        <text:list text:style-name="WWNum5">
          <text:list-item>
            <text:p text:style-name="P21">G. Eason, B. Noble, and I. N. Sneddon, “On certain integrals of Lipschitz-Hankel type involving products of Bessel functions,” Phil. Trans. Roy. Soc. London, vol. A247, pp. 529–551, April 1955. <text:span text:style-name="T7">(references)</text:span></text:p>
          </text:list-item>
          <text:list-item>
            <text:p text:style-name="P21">J. Clerk Maxwell, A Treatise on Electricity and Magnetism, 3rd ed., vol. 2. Oxford: Clarendon, 1892, pp.68–73.</text:p>
          </text:list-item>
          <text:list-item>
            <text:p text:style-name="P21">I. S. Jacobs and C. P. Bean, “Fine particles, thin films and exchange anisotropy,” in Magnetism, vol. III, G. T. Rado and H. Suhl, Eds. New York: Academic, 1963, pp. 271–350.</text:p>
          </text:list-item>
          <text:list-item>
            <text:p text:style-name="P21">K. Elissa, “Title of paper if known,” unpublished.</text:p>
          </text:list-item>
          <text:list-item>
            <text:p text:style-name="P21">R. Nicole, “Title of paper with only first word capitalized,” J. Name Stand. Abbrev., in press.</text:p>
          </text:list-item>
          <text:list-item>
            <text:p text:style-name="P21">Y. Yorozu, M. Hirano, K. Oka, and Y. Tagawa, “Electron spectroscopy studies on magneto-optical media and plastic substrate interface,” IEEE Transl. J. Magn. Japan, vol. 2, pp. 740–741, August 1987 [Digests 9th Annual Conf. Magnetics Japan, p. 301, 1982].</text:p>
          </text:list-item>
          <text:list-item>
            <text:p text:style-name="P22">M. Young, The Technical Writer’s Handbook. Mill Valley, CA: University Science, 1989.</text:p>
          </text:list-item>
        </text:list>
        <text:p text:style-name="P23"/>
        <text:p text:style-name="P24" loext:marker-style-name="T17"><text:span text:style-name="T17">IEEE conference templates contain guidance text for composing and formatting conference papers. Please ensure that all template text is removed from your conference paper prior to submission to the conference. Failure to remove template text from your paper </text:span><text:span text:style-name="T18">may</text:span><text:span text:style-name="T17"> result in your paper not being published.</text:span></text:p>
        <text:p text:style-name="P25">hgjgh</text:p>
      </text:section>
      <text:section text:style-name="Sect4" text:name="Section3">
        <text:p text:style-name="Standard"/>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2" fo:widows="2" fo:hyphenation-ladder-count="no-limit" fo:hyphenation-keep="page" loext:hyphenation-keep-type="column" style:writing-mode="lr-tb"/>
      <style:text-properties fo:hyphenate="false" fo:hyphenation-remain-char-count="2" fo:hyphenation-push-char-count="2" loext:hyphenation-no-caps="true" loext:hyphenation-no-last-word="false" loext:hyphenation-word-char-count="5" loext:hyphenation-zone="36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class="chapter">
      <style:paragraph-properties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chapter">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chapter">
      <style:paragraph-properties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chapter">
      <style:paragraph-properties fo:margin-top="0.071cm" fo:margin-bottom="0.071cm" style: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chapter">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paragraph-properties fo:margin-top="0cm" fo:margin-bottom="0.353cm" style:contextual-spacing="false" fo:text-align="justify" style:justify-single-word="false" fo:orphans="2" fo:widows="2" fo:hyphenation-ladder-count="no-limit" fo:hyphenation-keep="auto" loext:hyphenation-keep-type="column" fo:text-indent="0.48cm" style:auto-text-indent="false" style:writing-mode="lr-tb"/>
      <style:text-properties fo:font-size="9pt" fo:font-weight="bold" style:font-size-asian="9pt" style:font-weight-asian="bold" style:font-size-complex="9pt" style:font-weight-complex="bold" fo:hyphenate="false" fo:hyphenation-remain-char-count="2" fo:hyphenation-push-char-count="2" loext:hyphenation-no-caps="false" loext:hyphenation-no-last-word="false" loext:hyphenation-word-char-count="5" loext:hyphenation-zone="no-limit"/>
    </style:style>
    <style:style style:name="Affiliation" style:family="paragraph">
      <style:paragraph-properties fo:margin-top="0cm" fo:margin-bottom="0cm" style:contextual-spacing="false" fo:text-align="center"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Author" style:family="paragraph">
      <style:paragraph-properties fo:margin-top="0.635cm" fo:margin-bottom="0.071cm" style:contextual-spacing="false" fo:text-align="center" style:justify-single-word="false" fo:orphans="2" fo:widows="2" fo:hyphenation-ladder-count="no-limit" fo:hyphenation-keep="auto" loext:hyphenation-keep-type="column" style:writing-mode="lr-tb"/>
      <style:text-properties fo:font-size="11pt" style:font-size-asian="11pt" style:font-size-complex="11pt" fo:hyphenate="false" fo:hyphenation-remain-char-count="2" fo:hyphenation-push-char-count="2" loext:hyphenation-no-caps="false" loext:hyphenation-no-last-word="false" loext:hyphenation-word-char-count="5" loext:hyphenation-zone="no-limit"/>
    </style:style>
    <style:style style:name="bullet_20_list" style:display-name="bullet list" style:family="paragraph" style:parent-style-name="Text_20_body" style:list-style-name="WWNum2">
      <style:paragraph-properties fo:margin-left="1.016cm" fo:text-indent="-0.508cm" style:auto-text-indent="false"/>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1" style:font-family-complex="Symbol" style:font-family-generic-complex="system" style:font-pitch-complex="variable"/>
    </style:style>
    <style:style style:name="figure_20_caption" style:display-name="figure caption" style:family="paragraph" style:list-style-name="WWNum3">
      <style:paragraph-properties fo:margin-left="0cm" fo:margin-top="0.141cm" fo:margin-bottom="0.353cm" style:contextual-spacing="false" fo:text-align="justify" style:justify-single-word="false" fo:orphans="2" fo:widows="2" fo:hyphenation-ladder-count="no-limit" fo:hyphenation-keep="auto" loext:hyphenation-keep-type="column" fo:text-indent="0cm" style:auto-text-indent="false" style:writing-mode="lr-tb">
        <style:tab-stops>
          <style:tab-stop style:position="0.94cm"/>
        </style:tab-stops>
      </style:paragraph-properties>
      <style:text-properties fo:font-size="8pt" style:font-size-asian="8pt" style:font-size-complex="8pt" fo:hyphenate="false" fo:hyphenation-remain-char-count="2" fo:hyphenation-push-char-count="2" loext:hyphenation-no-caps="false" loext:hyphenation-no-last-word="false" loext:hyphenation-word-char-count="5" loext:hyphenation-zone="no-limit"/>
    </style:style>
    <style:style style:name="footnote" style:family="paragraph" style:list-style-name="WWNum4">
      <style:paragraph-properties fo:margin-top="0cm" fo:margin-bottom="0.071cm" style:contextual-spacing="false" fo:text-align="start" style:justify-single-word="false" fo:orphans="2" fo:widows="2" fo:hyphenation-ladder-count="no-limit" fo:hyphenation-keep="auto" loext:hyphenation-keep-type="column" style:writing-mode="lr-tb"/>
      <style:text-properties fo:font-size="8pt" style:font-size-asian="8pt" style:font-size-complex="8pt" fo:hyphenate="false" fo:hyphenation-remain-char-count="2" fo:hyphenation-push-char-count="2" loext:hyphenation-no-caps="false" loext:hyphenation-no-last-word="false" loext:hyphenation-word-char-count="5" loext:hyphenation-zone="no-limit"/>
    </style:style>
    <style:style style:name="paper_20_subtitle" style:display-name="paper subtitle" style:family="paragraph">
      <style:paragraph-properties fo:margin-top="0cm" fo:margin-bottom="0.212cm" style:contextual-spacing="false" fo:text-align="center" style:justify-single-word="false" fo:orphans="2" fo:widows="2" fo:hyphenation-ladder-count="no-limit" fo:hyphenation-keep="auto" loext:hyphenation-keep-type="column" style:writing-mode="lr-tb"/>
      <style:text-properties fo:font-size="14pt" style:font-name-asian="MS Mincho" style:font-family-asian="'MS Mincho'" style:font-family-generic-asian="system" style:font-pitch-asian="variable" style:font-size-asian="14pt" style:font-size-complex="14pt" fo:hyphenate="false" fo:hyphenation-remain-char-count="2" fo:hyphenation-push-char-count="2" loext:hyphenation-no-caps="false" loext:hyphenation-no-last-word="false" loext:hyphenation-word-char-count="5" loext:hyphenation-zone="no-limit"/>
    </style:style>
    <style:style style:name="paper_20_title" style:display-name="paper title" style:family="paragraph">
      <style:paragraph-properties fo:margin-top="0cm" fo:margin-bottom="0.212cm" style:contextual-spacing="false" fo:text-align="center" style:justify-single-word="false" fo:orphans="2" fo:widows="2" fo:hyphenation-ladder-count="no-limit" fo:hyphenation-keep="auto" loext:hyphenation-keep-type="column"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loext:hyphenation-no-caps="false" loext:hyphenation-no-last-word="false" loext:hyphenation-word-char-count="5" loext:hyphenation-zone="no-limit"/>
    </style:style>
    <style:style style:name="references" style:family="paragraph" style:list-style-name="WWNum5">
      <style:paragraph-properties fo:margin-top="0cm" fo:margin-bottom="0.088cm" style:contextual-spacing="false" fo:line-height="0.318cm" fo:text-align="justify" style:justify-single-word="false" fo:orphans="2" fo:widows="2" fo:hyphenation-ladder-count="no-limit" fo:hyphenation-keep="auto" loext:hyphenation-keep-type="column"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loext:hyphenation-no-caps="false" loext:hyphenation-no-last-word="false" loext:hyphenation-word-char-count="5" loext:hyphenation-zone="no-limit"/>
    </style:style>
    <style:style style:name="sponsors" style:family="paragraph">
      <style:paragraph-properties fo:margin-top="0cm" fo:margin-bottom="0cm" style:contextual-spacing="false" fo:text-align="start" style:justify-single-word="false" fo:orphans="2" fo:widows="2" fo:hyphenation-ladder-count="no-limit" fo:hyphenation-keep="auto" loext:hyphenation-keep-type="column"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fo:hyphenate="false" fo:hyphenation-remain-char-count="2" fo:hyphenation-push-char-count="2" loext:hyphenation-no-caps="false" loext:hyphenation-no-last-word="false" loext:hyphenation-word-char-count="5" loext:hyphenation-zone="no-limi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cm" fo:margin-bottom="0cm" style:contextual-spacing="false" fo:text-align="justify" style:justify-single-word="false" fo:orphans="2" fo:widows="2" fo:hyphenation-ladder-count="no-limit" fo:hyphenation-keep="auto" loext:hyphenation-keep-type="column" style:writing-mode="lr-tb"/>
      <style:text-properties fo:font-size="8pt" style:font-size-asian="8pt" style:font-size-complex="8pt" fo:hyphenate="false" fo:hyphenation-remain-char-count="2" fo:hyphenation-push-char-count="2" loext:hyphenation-no-caps="false" loext:hyphenation-no-last-word="false" loext:hyphenation-word-char-count="5" loext:hyphenation-zone="no-limit"/>
    </style:style>
    <style:style style:name="table_20_footnote" style:display-name="table footnote" style:family="paragraph" style:list-style-name="WWNum7">
      <style:paragraph-properties fo:margin-left="0.102cm" fo:margin-top="0.106cm" fo:margin-bottom="0.053cm" style:contextual-spacing="false" fo:text-align="end" style:justify-single-word="false" fo:orphans="2" fo:widows="2" fo:hyphenation-ladder-count="no-limit" fo:hyphenation-keep="auto" loext:hyphenation-keep-type="column" fo:text-indent="-0.051cm" style:auto-text-indent="false" style:writing-mode="lr-tb"/>
      <style:text-properties fo:font-size="6pt" style:font-size-asian="6pt" style:font-size-complex="6pt" fo:hyphenate="false" fo:hyphenation-remain-char-count="2" fo:hyphenation-push-char-count="2" loext:hyphenation-no-caps="false" loext:hyphenation-no-last-word="false" loext:hyphenation-word-char-count="5" loext:hyphenation-zone="no-limit"/>
    </style:style>
    <style:style style:name="table_20_head" style:display-name="table head" style:family="paragraph" style:list-style-name="WWNum6">
      <style:paragraph-properties fo:margin-top="0.423cm" fo:margin-bottom="0.212cm" style:contextual-spacing="false" fo:line-height="90%" fo:text-align="center" style:justify-single-word="false" fo:orphans="2" fo:widows="2" fo:hyphenation-ladder-count="no-limit" fo:hyphenation-keep="auto" loext:hyphenation-keep-type="column" style:writing-mode="lr-tb"/>
      <style:text-properties fo:font-variant="small-caps" fo:font-size="8pt" style:font-size-asian="8pt" style:font-size-complex="8pt" fo:hyphenate="false" fo:hyphenation-remain-char-count="2" fo:hyphenation-push-char-count="2" loext:hyphenation-no-caps="false" loext:hyphenation-no-last-word="false" loext:hyphenation-word-char-count="5" loext:hyphenation-zone="no-limit"/>
    </style:style>
    <style:style style:name="Keywords" style:family="paragraph" style:parent-style-name="Abstract">
      <style:paragraph-properties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style style:name="Footnote" style:family="paragraph" style:parent-style-name="Standard" style:class="extra">
      <style:paragraph-properties fo:margin-left="0.6cm" fo:text-indent="-0.6cm" style:auto-text-indent="false" text:number-lines="false" text:line-number="0"/>
    </style:style>
    <style:style style:name="Comment" style:family="paragraph" style:parent-style-name="Standard" style:class="extra">
      <style:paragraph-properties fo:margin-left="0.101cm" fo:margin-right="0.101cm" fo:margin-top="0.099cm" fo:margin-bottom="0cm" style:contextual-spacing="false"/>
    </style:style>
    <style:style style:name="Frame_20_contents" style:display-name="Frame contents" style:family="paragraph" style:parent-style-name="Standard" style:class="extra"/>
    <style:style style:name="Marginalia" style:family="paragraph" style:parent-style-name="Standard" loext:linked-style-name="Comment_20_Text_20_Char" style:class="text"/>
    <style:style style:name="Bibliography_20_1" style:display-name="Bibliography 1" style:family="paragraph" style:parent-style-name="Index" style:class="index">
      <style:paragraph-properties fo:margin-left="0cm" fo:text-indent="0cm" style:auto-text-indent="false">
        <style:tab-stops>
          <style:tab-stop style:position="17.851cm" style:type="right" style:leader-style="dotted" style:leader-text="."/>
        </style:tab-stops>
      </style:paragraph-properties>
    </style:style>
    <style:style style:name="Default_20_Paragraph_20_Font" style:display-name="Default Paragraph Font" style:family="text"/>
    <style:style style:name="Body_20_Text_20_Char" style:display-name="Body Text Char" style:family="text">
      <style:text-properties fo:letter-spacing="-0.002cm"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Footnote_20_Characters" style:display-name="Footnote Characters" style:family="tex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Endnote_20_Characters" style:display-name="Endnote Characters" style:family="text"/>
    <style:style style:name="Endnote_20_anchor" style:display-name="Endnote anchor" style:family="text">
      <style:text-properties style:text-position="super 58%"/>
    </style:style>
    <style:style style:name="Comment_20_Text_20_Char" style:display-name="Comment Text Char" style:family="text" style:parent-style-name="Default_20_Paragraph_20_Font" loext:linked-style-name="Marginalia"/>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 style:display-name="ListLabel 2"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 style:display-name="ListLabel 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ListLabel_20_1" loext:num-list-format="%1%."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2" loext:num-list-format="%2%."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3" loext:num-list-format="%3%)"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4" loext:num-list-format="%4%)" style:num-suffix=")" style:num-format="a" style:num-letter-sync="true">
        <style:list-level-properties text:list-level-position-and-space-mode="label-alignment">
          <style:list-level-label-alignment text:label-followed-by="listtab" text:list-tab-stop-position="1.111cm" fo:text-indent="0.635cm"/>
        </style:list-level-properties>
      </text:outline-level-style>
      <text:outline-level-style text:level="5" text:style-name="ListLabel_20_5" style:num-format="">
        <style:list-level-properties text:list-level-position-and-space-mode="label-alignment">
          <style:list-level-label-alignment text:label-followed-by="nothing" fo:margin-left="5.08cm"/>
        </style:list-level-properties>
      </text:outline-level-style>
      <text:outline-level-style text:level="6" text:style-name="ListLabel_20_6" loext:num-list-format="(%6%)"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ListLabel_20_7" loext:num-list-format="(%7%)"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ListLabel_20_8" loext:num-list-format="(%8%)"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ListLabel_20_9" loext:num-list-format="(%9%)"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Fig. %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TABLE %1%. "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start"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footer-first>
        <text:p text:style-name="MP1" loext:marker-style-name="MT1"><text:span text:style-name="MT1">XXX-X-XXXX-XXXX-X/XX/$XX.00 ©20XX IEEE</text:span><text:span text:style-name="MT1"/></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1-08T18:42:00</meta:creation-date>
    <meta:initial-creator>IEEE</meta:initial-creator>
    <dc:language>en-ZA</dc:language>
    <dc:date>2025-09-30T09:06:41.919452100</dc:date>
    <meta:editing-cycles>18</meta:editing-cycles>
    <dc:title>Paper Title (use style: paper title)</dc:title>
    <meta:editing-duration>PT10H51M24S</meta:editing-duration>
    <meta:generator>LibreOffice/25.2.5.2$Windows_X86_64 LibreOffice_project/03d19516eb2e1dd5d4ccd751a0d6f35f35e08022</meta:generator>
    <meta:document-statistic meta:table-count="0" meta:image-count="0" meta:object-count="0" meta:page-count="3" meta:paragraph-count="58" meta:word-count="1332" meta:character-count="8547" meta:non-whitespace-character-count="7283"/>
    <meta:user-defined meta:name="AppVersion">16.0000</meta:user-defined>
    <meta:user-defined meta:name="GrammarlyDocumentId">32b48b8c-3484-46b2-a33c-88c9ff5909d0</meta:user-defined>
    <meta:user-defined meta:name="ZOTERO_PREF_1">&lt;data data-version="3" zotero-version="6.0.36"&gt;&lt;session id="8ohvrmER"/&gt;&lt;style id="http://www.zotero.org/styles/apa" locale="en-GB" hasBibliography="1" bibliographyStyleHasBeenSet="1"/&gt;&lt;prefs&gt;&lt;pref name="fieldType" value="ReferenceMark"/&gt;&lt;/prefs&gt;&lt;/data&gt;</meta:user-defined>
    <meta:template xlink:type="simple" xlink:actuate="onRequest" xlink:title="Normal.dotm" xlink:href=""/>
  </office:meta>
</office:document-meta>
</file>